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24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24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able_20_Heading">
      <style:text-properties fo:font-size="10pt" style:font-size-asian="10pt" style:font-size-complex="10pt"/>
    </style:style>
    <style:style style:name="P4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Arial1" fo:language="ru" fo:country="RU" fo:background-color="transparent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text-properties fo:language="ru" fo:country="RU"/>
    </style:style>
    <style:style style:name="P4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8" style:family="paragraph" style:parent-style-name="Standard">
      <style:text-properties fo:color="#000000" style:font-name="Arial1" fo:language="ru" fo:country="RU" fo:background-color="transparent"/>
    </style:style>
    <style:style style:name="P49" style:family="paragraph" style:parent-style-name="Table_20_Contents">
      <style:text-properties fo:language="en" fo:country="US"/>
    </style:style>
    <style:style style:name="P50" style:family="paragraph" style:parent-style-name="Table_20_Contents">
      <style:text-properties fo:language="en" fo:country="US" fo:font-weight="normal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/>
    </style:style>
    <style:style style:name="P52" style:family="paragraph" style:parent-style-name="Table_20_Contents">
      <style:text-properties fo:font-size="8pt" fo:language="ru" fo:country="RU" style:font-size-asian="8pt" style:font-size-complex="8pt"/>
    </style:style>
    <style:style style:name="P53" style:family="paragraph" style:parent-style-name="Table_20_Contents">
      <style:text-properties fo:font-size="8pt" fo:language="en" fo:country="US" style:font-size-asian="8pt" style:font-size-complex="8pt"/>
    </style:style>
    <style:style style:name="P54" style:family="paragraph" style:parent-style-name="Table_20_Contents">
      <style:text-properties fo:font-size="8pt" style:font-size-asian="8pt" style:font-size-complex="8pt"/>
    </style:style>
    <style:style style:name="P55" style:family="paragraph" style:parent-style-name="Table_20_Contents">
      <style:text-properties fo:language="ru" fo:country="RU"/>
    </style:style>
    <style:style style:name="P56" style:family="paragraph" style:parent-style-name="Table_20_Contents">
      <style:paragraph-properties fo:text-align="center" style:justify-single-word="false"/>
      <style:text-properties fo:language="ru" fo:country="RU"/>
    </style:style>
    <style:style style:name="P57" style:family="paragraph" style:parent-style-name="Table_20_Contents">
      <style:text-properties style:font-name="Arial1"/>
    </style:style>
    <style:style style:name="P58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59" style:family="paragraph" style:parent-style-name="Table_20_Contents">
      <style:text-properties style:font-name="Arial1" fo:language="en" fo:country="US"/>
    </style:style>
    <style:style style:name="P60" style:family="paragraph" style:parent-style-name="Table_20_Contents">
      <style:text-properties fo:color="#000000" style:font-name="Arial1" fo:font-size="10pt" fo:language="en" fo:country="US" style:font-size-asian="10pt" style:font-size-complex="10pt"/>
    </style:style>
    <style:style style:name="P61" style:family="paragraph" style:parent-style-name="Table_20_Contents">
      <style:text-properties fo:color="#000000" style:font-name="Arial1" fo:language="en" fo:country="US" fo:background-color="transparent"/>
    </style:style>
    <style:style style:name="P62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Они держат <text:span text:style-name="T2">H=31KHz</text:span><text:span text:style-name="T1">(</text:span><text:span text:style-name="T2">or </text:span><text:span text:style-name="T1">15</text:span><text:span text:style-name="T2">KHz</text:span><text:span text:style-name="T1">)</text:span><text:span text:style-name="T2"> / V=</text:span>48.8<text:span text:style-name="T2">Hz</text:span></text:p>
      <text:p text:style-name="P41">List of compatible monitors</text:p>
      <text:p text:style-name="P4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, но монитор широкоформатный </text:p>
            <text:p text:style-name="P44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4">Показывает без проблем.</text:p>
            <text:p text:style-name="P44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6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60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рекрасно держит <text:span text:style-name="T2">15KHz/49Hz. </text:span>Идеальная картинка, плавная, без шлейфов и подергиваний<text:span text:style-name="T2">. </text:span>При 31<text:span text:style-name="T2">KHz </text:span>картинка растягивается по вертикали.</text:p>
          </table:table-cell>
          <table:table-cell table:style-name="Таблица1.E2" office:value-type="string">
            <text:p text:style-name="P13">rusAzAr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(которая графика без бордюра) сильно растянута по вертикали до границ</text:p>
            <text:p text:style-name="P4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<text:span text:style-name="T10">От</text:span><text:span text:style-name="T11">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, хорошая четкая картинка для всех <text:span text:style-name="T2">VGA <text:s/></text:span>режимов.</text:p>
            <text:p text:style-name="P44">48k VGA, 128k VGA, PENT VGA, 60Hz VGA (less top/bottom border). Nice crisp picture for all modes.</text:p>
          </table:table-cell>
          <table:table-cell table:style-name="Таблица1.E2" office:value-type="string">
            <text:p text:style-name="P13">BruXy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yoyo S801H (8inch)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Без проблем выводит режимы: <text:s/>128K VGA, PENT VGA, 60Hz VGA, 48k VGA. Также имеет <text:span text:style-name="T2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44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24">BruXy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: 48k VGA (бордер шире), 60Hz VGA (бордер уже).</text:p>
            <text:p text:style-name="P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18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ддерживает все режимы 31кгц</text:p>
          </table:table-cell>
          <table:table-cell table:style-name="Таблица1.E2" office:value-type="string">
            <text:p text:style-name="P18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ржит 31<text:span text:style-name="T2">KHz/49Hz</text:span></text:p>
          </table:table-cell>
          <table:table-cell table:style-name="Таблица1.E2" office:value-type="string">
            <text:p text:style-name="P18">rusAzAr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о работает.</text:p>
          </table:table-cell>
          <table:table-cell table:style-name="Таблица1.E2" office:value-type="string">
            <text:p text:style-name="P19">Сторож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отличное и по цветам и по пикселям.</text:p>
          </table:table-cell>
          <table:table-cell table:style-name="Таблица1.E2" office:value-type="string">
            <text:p text:style-name="P18">tslabs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24">
          <table:table-cell table:style-name="Таблица1.A124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0"/>
      <text:p text:style-name="P47">Они <text:span text:style-name="T1">не </text:span>держат <text:span text:style-name="T2">H=31kHz / V=</text:span>48.8<text:span text:style-name="T2">Hz</text:span></text:p>
      <text:p text:style-name="P41">List of non-compatible monitors</text:p>
      <text:p text:style-name="P4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P39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0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Умеет только 60 Гц режим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10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ext:soft-page-break/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Недопустимый граф режим 31.2<text:span text:style-name="T2">KHz/49Hz</text:span></text:p>
          </table:table-cell>
          <table:table-cell table:style-name="Таблица2.E2" office:value-type="string">
            <text:p text:style-name="P18">Andrey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2.E2" office:value-type="string">
            <text:p text:style-name="P18">Shuran33</text:p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<text:soft-page-break/>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1-02-01T12:14:14.04">01.02.202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1" meta:paragraph-count="922" meta:word-count="3085" meta:character-count="20907"/>
    <meta:user-defined meta:name="Поле 1"/>
    <meta:user-defined meta:name="Поле 2"/>
    <meta:user-defined meta:name="Поле 3"/>
    <meta:user-defined meta:name="Поле 4"/>
  </office:meta>
</office:document-meta>
</file>